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Ne, doko oiteba ii? Kotti ni suru ka. Pressure. she already feels the pressure from (her perception of) others’ expectations for her as a student. When you add to that the (perceived) expectations as a ‘proper’ human being, as a functioning member of society, and the failure to meet all those expectations: that’s when the pressure, no, when the circumstances are ripe for fossilization.</text:p>
      <text:p text:style-name="Normal">Also, likely on the second day, we should talk about the pink flower p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